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4176" officeooo:paragraph-rsid="0019417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5676" officeooo:paragraph-rsid="0019567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e17c7" officeooo:paragraph-rsid="001e17c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e17c7" officeooo:paragraph-rsid="0019417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769de" officeooo:paragraph-rsid="002769d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c6476" officeooo:paragraph-rsid="002c647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3fff2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e17c7" officeooo:paragraph-rsid="001e17c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769de" officeooo:paragraph-rsid="002769de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769de" officeooo:paragraph-rsid="0033cc91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769de" officeooo:paragraph-rsid="00357355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c6476" officeooo:paragraph-rsid="002769de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c6476" officeooo:paragraph-rsid="002c6476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2pt" fo:font-weight="bold" officeooo:rsid="002769de" officeooo:paragraph-rsid="002769de" style:font-size-asian="12pt" style:font-weight-asian="bold" style:font-size-complex="12pt" style:font-weight-complex="bold"/>
    </style:style>
    <style:style style:name="T1" style:family="text">
      <style:text-properties officeooo:rsid="00133276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81fe1" style:font-size-asian="10.5pt" style:font-size-complex="12pt"/>
    </style:style>
    <style:style style:name="T4" style:family="text">
      <style:text-properties fo:font-size="12pt" officeooo:rsid="001a1d03" style:font-size-asian="10.5pt" style:font-size-complex="12pt"/>
    </style:style>
    <style:style style:name="T5" style:family="text">
      <style:text-properties fo:font-size="12pt" officeooo:rsid="0022372b" style:font-size-asian="10.5pt" style:font-size-complex="12pt"/>
    </style:style>
    <style:style style:name="T6" style:family="text">
      <style:text-properties fo:font-size="12pt" officeooo:rsid="002c6476" style:font-size-asian="10.5pt" style:font-size-complex="12pt"/>
    </style:style>
    <style:style style:name="T7" style:family="text">
      <style:text-properties fo:font-size="12pt" officeooo:rsid="0034dc1c" style:font-size-asian="10.5pt" style:font-size-complex="12pt"/>
    </style:style>
    <style:style style:name="T8" style:family="text">
      <style:text-properties fo:font-size="12pt" officeooo:rsid="003ae297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33276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81fe1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9417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a1d03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33276" style:font-size-asian="12pt" style:font-weight-asian="normal" style:font-size-complex="12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33276" style:font-size-asian="12pt" style:font-size-complex="12pt"/>
    </style:style>
    <style:style style:name="T17" style:family="text">
      <style:text-properties fo:font-size="12pt" officeooo:rsid="0022372b" style:font-size-asian="12pt" style:font-size-complex="12pt"/>
    </style:style>
    <style:style style:name="T18" style:family="text">
      <style:text-properties fo:font-size="12pt" officeooo:rsid="00357355" style:font-size-asian="12pt" style:font-size-complex="12pt"/>
    </style:style>
    <style:style style:name="T19" style:family="text">
      <style:text-properties fo:font-size="12pt" fo:font-weight="bold" officeooo:rsid="0022372b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c6476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33cc91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34dc1c" style:font-size-asian="10.5pt" style:font-weight-asian="bold" style:font-size-complex="12pt" style:font-weight-complex="bold"/>
    </style:style>
    <style:style style:name="T23" style:family="text">
      <style:text-properties officeooo:rsid="0022372b"/>
    </style:style>
    <style:style style:name="T24" style:family="text">
      <style:text-properties fo:font-size="10pt" fo:font-weight="bold" officeooo:rsid="0022372b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span text:style-name="T1">Docker-Compose</text:span></text:p>
      <text:p text:style-name="P1"><text:tab/><text:tab/><text:tab/><text:span text:style-name="T1">=============</text:span></text:p>
      <text:p text:style-name="P1"/>
      <text:p text:style-name="P1"><text:tab/>“<text:span text:style-name="T10">Docker compose is a tool for defining and running multi-container docker applications</text:span><text:span text:style-name="T1">”. </text:span><text:span text:style-name="T14">Your applications can be defined in a YAML file where all options that you used in ‘docker run’ are now definied. </text:span><text:span text:style-name="T16">Compose also allows you to manage your applications as a single entity rathar than dealing with individual containers.</text:span></text:p>
      <text:p text:style-name="P1"><text:span text:style-name="T16"/></text:p>
      <text:p text:style-name="P2"><text:span text:style-name="T1"><text:s/>Service Configuration for service</text:span></text:p>
      <text:p text:style-name="P9"><text:tab/></text:p>
      <text:p text:style-name="P9"><text:span text:style-name="T9"><text:tab/><text:tab/></text:span><text:span text:style-name="T11">Configuration option that are applied at build time.</text:span></text:p>
      <text:p text:style-name="P2"><text:span text:style-name="T11"/></text:p>
      <text:p text:style-name="P2"><text:span text:style-name="T11"><text:s text:c="17"/><text:tab/>Build can be specified either as a string containing a path to the build context, or an object with path specified under context and optionally dockerfiles and args.</text:span></text:p>
      <text:p text:style-name="P2"><text:span text:style-name="T11"/></text:p>
      <text:p text:style-name="P2"><text:span text:style-name="T11"><text:tab/>Some more options we are going to use here .. let we discuess</text:span></text:p>
      <text:p text:style-name="P2"><text:span text:style-name="T11"/></text:p>
      <text:p text:style-name="P2"><text:span text:style-name="T3">build : </text:span></text:p>
      <text:p text:style-name="P2"><text:span text:style-name="T3"><text:s/></text:span><text:span text:style-name="T11"><text:s text:c="10"/></text:span><text:span text:style-name="T12">T</text:span><text:span text:style-name="T11">his section is used </text:span><text:span text:style-name="T12">to </text:span><text:span text:style-name="T11">build Dockerfile in the &lt;</text:span><text:span text:style-name="T12">S</text:span><text:span text:style-name="T11">ERVICE DIRECTORY</text:span><text:span text:style-name="T12">&gt;</text:span></text:p>
      <text:p text:style-name="P2"><text:span text:style-name="T12"/></text:p>
      <text:p text:style-name="P3"><text:span text:style-name="T9">for example: </text:span></text:p>
      <text:p text:style-name="P3"><text:span text:style-name="T9"><text:tab/></text:span><text:span text:style-name="T2">build: hadoop/.</text:span></text:p>
      <text:p text:style-name="P6"><text:span text:style-name="T2"/></text:p>
      <text:p text:style-name="P4"><text:span text:style-name="T2">Image :</text:span></text:p>
      <text:p text:style-name="P4"><text:span text:style-name="T2"><text:s/><text:tab/></text:span><text:span text:style-name="T9">if you specify the image as well as build, then Compose names the built image with the webapp and optional tag specified in image : </text:span></text:p>
      <text:p text:style-name="P4"><text:span text:style-name="T9"/></text:p>
      <text:p text:style-name="P4"><text:span text:style-name="T9"><text:tab/></text:span><text:span text:style-name="T13">for example: </text:span></text:p>
      <text:p text:style-name="P4"><text:span text:style-name="T4"><text:s/><text:tab/><text:tab/>image: webapp:tag</text:span></text:p>
      <text:p text:style-name="P4"><text:span text:style-name="T9"/></text:p>
      <text:p text:style-name="P5"><text:span text:style-name="T2">Port :</text:span></text:p>
      <text:p text:style-name="P10"><text:span text:style-name="T2"><text:tab/></text:span><text:span text:style-name="T15">This section is used for the purpose of expose the port numbers to outside the container.</text:span></text:p>
      <text:p text:style-name="P10"><text:span text:style-name="T15"/></text:p>
      <text:p text:style-name="P10"><text:span text:style-name="T15"><text:tab/></text:span><text:span text:style-name="T17">For example : </text:span></text:p>
      <text:p text:style-name="P10"><text:span text:style-name="T17"><text:s/><text:tab/><text:tab/></text:span><text:span text:style-name="T19">port: </text:span></text:p>
      <text:p text:style-name="P5"><text:span text:style-name="T17"><text:s text:c="28"/>- 80:80</text:span></text:p>
      <text:p text:style-name="P5"><text:span text:style-name="T17"><text:tab/><text:tab/> <text:s text:c="3"/>- <text:s/>8080:8080</text:span></text:p>
      <text:p text:style-name="P7"><text:span text:style-name="T5">V</text:span><text:span text:style-name="T2">olumes:</text:span></text:p>
      <text:p text:style-name="P11"><text:span text:style-name="T17"><text:tab/></text:span><text:span text:style-name="T15">This section is used to mount the physical directory into the docker container .. just like mirroring. </text:span></text:p>
      <text:p text:style-name="P11"><text:span text:style-name="T15"/></text:p>
      <text:p text:style-name="P11"><text:span text:style-name="T15">For example :</text:span></text:p>
      <text:p text:style-name="P11"><text:span text:style-name="T15"><text:tab/></text:span><text:span text:style-name="T19">volumes:</text:span></text:p>
      <text:p text:style-name="P16"><text:span text:style-name="T23"><text:s text:c="10"/><text:tab/> <text:s text:c="4"/>- /mnt/ramdisk:/opt/ramdisk</text:span></text:p>
      <text:p text:style-name="P16"><text:span text:style-name="T23"><text:s text:c="10"/><text:tab/> <text:s text:c="4"/>- /home/edge/compose/alluxio/integration/docker/underStorage:/underStorage</text:span></text:p>
      <text:p text:style-name="P16"/>
      <text:p text:style-name="P14"><text:span text:style-name="T17"><text:tab/></text:span></text:p>
      <text:p text:style-name="P14"><text:span text:style-name="T17"/></text:p>
      <text:p text:style-name="P14"><text:span text:style-name="T17"/></text:p>
      <text:p text:style-name="P8"><text:soft-page-break/><text:span text:style-name="T5"><text:s text:c="2"/>E</text:span><text:span text:style-name="T2">nvironment:</text:span></text:p>
      <text:p text:style-name="P8"><text:span text:style-name="T9"><text:tab/><text:tab/>This section is used to set environment variables for the particular docker container.</text:span><text:span text:style-name="T2"> </text:span></text:p>
      <text:p text:style-name="P11"><text:span text:style-name="T20"/></text:p>
      <text:p text:style-name="P15"><text:span text:style-name="T6"><text:tab/>F</text:span><text:span text:style-name="T2">or example:</text:span></text:p>
      <text:p text:style-name="P7"><text:span text:style-name="T17"><text:tab/><text:tab/>environment:</text:span></text:p>
      <text:p text:style-name="P7"><text:span text:style-name="T17"><text:tab/><text:tab/> <text:s text:c="9"/>- ALLUXIO_RAM_FOLDER=/opt/ramdisk</text:span></text:p>
      <text:p text:style-name="P7"><text:span text:style-name="T17"><text:tab/><text:tab/> <text:s text:c="9"/>- ALLUXIO_UNDERFS_ADDRESS=/underStorage</text:span></text:p>
      <text:p text:style-name="P7"><text:span text:style-name="T17"/></text:p>
      <text:p text:style-name="P11"><text:span text:style-name="T17"/></text:p>
      <text:p text:style-name="P12"><text:span text:style-name="T17"><text:s text:c="2"/></text:span><text:span text:style-name="T21">Network_Mode: </text:span></text:p>
      <text:p text:style-name="P12"><text:span text:style-name="T21"><text:tab/><text:tab/></text:span><text:span text:style-name="T7">Network mode, use the same values as the docker client --net parameter, </text:span><text:span text:style-name="T8">just like mapping the host address into docker container.</text:span></text:p>
      <text:p text:style-name="P13"><text:span text:style-name="T17"><text:s text:c="7"/></text:span></text:p>
      <text:p text:style-name="P13"><text:span text:style-name="T17"><text:tab/></text:span><text:span text:style-name="T18">For Example, </text:span></text:p>
      <text:p text:style-name="P13"><text:span text:style-name="T18"><text:s/><text:tab/><text:tab/></text:span><text:span text:style-name="T19">network_mode: "host"</text:span></text:p>
      <text:p text:style-name="P11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0:42:56.920235268</meta:creation-date>
    <dc:date>2018-01-05T11:22:58.543466029</dc:date>
    <meta:editing-duration>PT39M51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54" meta:character-count="1837" meta:non-whitespace-character-count="1442"/>
  </office:meta>
</office:document-meta>
</file>